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 text:c="9"/>UF</text:p>
          </table:table-cell>
          <table:table-cell office:value-type="string" calcext:value-type="string">
            <text:p>Carteira Ativa</text:p>
          </table:table-cell>
          <table:table-cell office:value-type="string" calcext:value-type="string">
            <text:p>Cliente Ativos</text:p>
          </table:table-cell>
          <table:table-cell office:value-type="string" calcext:value-type="string">
            <text:p>Empréstimos_desembolsados</text:p>
          </table:table-cell>
          <table:table-cell office:value-type="string" calcext:value-type="string">
            <text:p>Quantidade de empréstimos</text:p>
          </table:table-cell>
          <table:table-cell office:value-type="string" calcext:value-type="string">
            <text:p>media de empréstimos por cliente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14883569.3" calcext:value-type="float">
            <text:p>214883569,3</text:p>
          </table:table-cell>
          <table:table-cell office:value-type="float" office:value="75883" calcext:value-type="float">
            <text:p>75883</text:p>
          </table:table-cell>
          <table:table-cell office:value-type="float" office:value="479024457.25" calcext:value-type="float">
            <text:p>479024457,25</text:p>
          </table:table-cell>
          <table:table-cell office:value-type="float" office:value="145471" calcext:value-type="float">
            <text:p>145471</text:p>
          </table:table-cell>
          <table:table-cell office:value-type="float" office:value="1.91704334304126" calcext:value-type="float">
            <text:p>1,91704334304126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895024860.16" calcext:value-type="float">
            <text:p>895024860,16</text:p>
          </table:table-cell>
          <table:table-cell office:value-type="float" office:value="322709" calcext:value-type="float">
            <text:p>322709</text:p>
          </table:table-cell>
          <table:table-cell office:value-type="float" office:value="1893426766" calcext:value-type="float">
            <text:p>1893426766</text:p>
          </table:table-cell>
          <table:table-cell office:value-type="float" office:value="581345" calcext:value-type="float">
            <text:p>581345</text:p>
          </table:table-cell>
          <table:table-cell office:value-type="float" office:value="1.80145270196989" calcext:value-type="float">
            <text:p>1,80145270196989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1540692312.08" calcext:value-type="float">
            <text:p>1540692312,08</text:p>
          </table:table-cell>
          <table:table-cell office:value-type="float" office:value="648586" calcext:value-type="float">
            <text:p>648586</text:p>
          </table:table-cell>
          <table:table-cell office:value-type="float" office:value="3375600134.35" calcext:value-type="float">
            <text:p>3375600134,35</text:p>
          </table:table-cell>
          <table:table-cell office:value-type="float" office:value="1287617" calcext:value-type="float">
            <text:p>1287617</text:p>
          </table:table-cell>
          <table:table-cell office:value-type="float" office:value="1.98526795212971" calcext:value-type="float">
            <text:p>1,98526795212971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25172831.52" calcext:value-type="float">
            <text:p>25172831,52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50438552,5650438552,56</text:p>
          </table:table-cell>
          <table:table-cell office:value-type="float" office:value="12218" calcext:value-type="float">
            <text:p>12218</text:p>
          </table:table-cell>
          <table:table-cell office:value-type="float" office:value="1.58182288969446" calcext:value-type="float">
            <text:p>1,58182288969446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07584082.01" calcext:value-type="float">
            <text:p>607584082,01</text:p>
          </table:table-cell>
          <table:table-cell office:value-type="float" office:value="195453" calcext:value-type="float">
            <text:p>195453</text:p>
          </table:table-cell>
          <table:table-cell office:value-type="float" office:value="1442353194.37" calcext:value-type="float">
            <text:p>1442353194,37</text:p>
          </table:table-cell>
          <table:table-cell office:value-type="float" office:value="364069" calcext:value-type="float">
            <text:p>364069</text:p>
          </table:table-cell>
          <table:table-cell office:value-type="float" office:value="1.86269333292403" calcext:value-type="float">
            <text:p>1,8626933329240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347930599.58" calcext:value-type="float">
            <text:p>347930599,58</text:p>
          </table:table-cell>
          <table:table-cell office:value-type="float" office:value="117341" calcext:value-type="float">
            <text:p>117341</text:p>
          </table:table-cell>
          <table:table-cell office:value-type="float" office:value="680745099.95" calcext:value-type="float">
            <text:p>680745099,95</text:p>
          </table:table-cell>
          <table:table-cell office:value-type="float" office:value="207325" calcext:value-type="float">
            <text:p>207325</text:p>
          </table:table-cell>
          <table:table-cell office:value-type="float" office:value="1.76685898364596" calcext:value-type="float">
            <text:p>1,7668589836459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410056864.62" calcext:value-type="float">
            <text:p>410056864,62</text:p>
          </table:table-cell>
          <table:table-cell office:value-type="float" office:value="138579" calcext:value-type="float">
            <text:p>138579</text:p>
          </table:table-cell>
          <table:table-cell office:value-type="float" office:value="776126943.02" calcext:value-type="float">
            <text:p>776126943,02</text:p>
          </table:table-cell>
          <table:table-cell office:value-type="float" office:value="248747" calcext:value-type="float">
            <text:p>248747</text:p>
          </table:table-cell>
          <table:table-cell office:value-type="float" office:value="1.7949833668882" calcext:value-type="float">
            <text:p>1,7949833668882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444949194.75" calcext:value-type="float">
            <text:p>444949194,75</text:p>
          </table:table-cell>
          <table:table-cell office:value-type="float" office:value="160180" calcext:value-type="float">
            <text:p>160180</text:p>
          </table:table-cell>
          <table:table-cell office:value-type="float" office:value="901631572.03" calcext:value-type="float">
            <text:p>901631572,03</text:p>
          </table:table-cell>
          <table:table-cell office:value-type="float" office:value="279974" calcext:value-type="float">
            <text:p>279974</text:p>
          </table:table-cell>
          <table:table-cell office:value-type="float" office:value="1.74787114496192" calcext:value-type="float">
            <text:p>1,74787114496192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593449351.28" calcext:value-type="float">
            <text:p>593449351,28</text:p>
          </table:table-cell>
          <table:table-cell office:value-type="float" office:value="206137" calcext:value-type="float">
            <text:p>206137</text:p>
          </table:table-cell>
          <table:table-cell office:value-type="float" office:value="1326536972.73" calcext:value-type="float">
            <text:p>1326536972,73</text:p>
          </table:table-cell>
          <table:table-cell office:value-type="float" office:value="402977" calcext:value-type="float">
            <text:p>402977</text:p>
          </table:table-cell>
          <table:table-cell office:value-type="float" office:value="1.95489892644212" calcext:value-type="float">
            <text:p>1,95489892644212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302949619.88" calcext:value-type="float">
            <text:p>302949619,88</text:p>
          </table:table-cell>
          <table:table-cell office:value-type="float" office:value="103104" calcext:value-type="float">
            <text:p>103104</text:p>
          </table:table-cell>
          <table:table-cell office:value-type="float" office:value="640506868.44" calcext:value-type="float">
            <text:p>640506868,44</text:p>
          </table:table-cell>
          <table:table-cell office:value-type="float" office:value="187012" calcext:value-type="float">
            <text:p>187012</text:p>
          </table:table-cell>
          <table:table-cell office:value-type="float" office:value="1.81381905648665" calcext:value-type="float">
            <text:p>1,8138190564866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30685481.73" calcext:value-type="float">
            <text:p>230685481,73</text:p>
          </table:table-cell>
          <table:table-cell office:value-type="float" office:value="94971" calcext:value-type="float">
            <text:p>94971</text:p>
          </table:table-cell>
          <table:table-cell office:value-type="float" office:value="486917422.01" calcext:value-type="float">
            <text:p>486917422,01</text:p>
          </table:table-cell>
          <table:table-cell office:value-type="float" office:value="169536" calcext:value-type="float">
            <text:p>169536</text:p>
          </table:table-cell>
          <table:table-cell office:value-type="float" office:value="1.78513440945131" calcext:value-type="float">
            <text:p>1,78513440945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20:52:43.146752000</meta:creation-date>
    <dc:date>2025-08-09T21:03:27.996918000</dc:date>
    <meta:editing-duration>PT10M45S</meta:editing-duration>
    <meta:editing-cycles>1</meta:editing-cycles>
    <meta:document-statistic meta:table-count="1" meta:cell-count="72" meta:object-count="0"/>
    <meta:generator>LibreOffice/25.2.5.2$Windows_X86_64 LibreOffice_project/03d19516eb2e1dd5d4ccd751a0d6f35f35e08022</meta:generator>
  </office:meta>
</office:document-meta>
</file>